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ZapfDingbats" svg:font-family="ZapfDingbats" style:font-family-generic="decorative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898cm" fo:margin-left="-0.199cm" table:align="left" style:writing-mode="lr-tb"/>
    </style:style>
    <style:style style:name="Table1.A" style:family="table-column">
      <style:table-column-properties style:column-width="15.8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8.142cm" fo:margin-left="-0.132cm" table:align="left" style:writing-mode="lr-tb"/>
    </style:style>
    <style:style style:name="Table2.A" style:family="table-column">
      <style:table-column-properties style:column-width="3.531cm"/>
    </style:style>
    <style:style style:name="Table2.B" style:family="table-column">
      <style:table-column-properties style:column-width="1.531cm"/>
    </style:style>
    <style:style style:name="Table2.D" style:family="table-column">
      <style:table-column-properties style:column-width="1.549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2.2" style:family="table-row">
      <style:table-row-properties style:keep-together="true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" style:family="table">
      <style:table-properties style:width="15.961cm" fo:margin-left="-0.199cm" table:align="left" style:writing-mode="lr-tb"/>
    </style:style>
    <style:style style:name="Table3.A" style:family="table-column">
      <style:table-column-properties style:column-width="0.191cm"/>
    </style:style>
    <style:style style:name="Table3.B" style:family="table-column">
      <style:table-column-properties style:column-width="15.573cm"/>
    </style:style>
    <style:style style:name="Table3.C" style:family="table-column">
      <style:table-column-properties style:column-width="0.198cm"/>
    </style:style>
    <style:style style:name="Table3.1" style:family="table-row">
      <style:table-row-properties style:min-row-height="1.984cm"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fo:padding="0cm" fo:border-left="0.018cm solid #000000" fo:border-right="none" fo:border-top="none" fo:border-bottom="none"/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fo:padding="0cm" fo:border="none"/>
    </style:style>
    <style:style style:name="Table3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line-height="150%">
        <style:tab-stops>
          <style:tab-stop style:position="15.2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15.25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150%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style:font-size-asian="11pt" style:font-size-complex="11pt" style:font-weight-complex="bold"/>
    </style:style>
    <style:style style:name="P9" style:family="paragraph" style:parent-style-name="Standard">
      <style:paragraph-properties fo:margin-top="0.212cm" fo:margin-bottom="0cm">
        <style:tab-stops>
          <style:tab-stop style:position="2.355cm"/>
        </style:tab-stops>
      </style:paragraph-properties>
      <style:text-properties style:font-name="Arial" fo:font-size="11pt" style:font-size-asian="11pt" style:font-size-complex="11pt" style:font-weight-complex="bold"/>
    </style:style>
    <style:style style:name="P10" style:family="paragraph" style:parent-style-name="Standard">
      <style:paragraph-properties fo:margin-top="0.212cm" fo:margin-bottom="0cm">
        <style:tab-stops>
          <style:tab-stop style:position="0.635cm"/>
          <style:tab-stop style:position="1.27cm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top="0.212cm" fo:margin-bottom="0cm">
        <style:tab-stops>
          <style:tab-stop style:position="0.635cm"/>
          <style:tab-stop style:position="1.27cm"/>
          <style:tab-stop style:position="5.398cm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 style:list-style-name="WW8Num1">
      <style:paragraph-properties fo:margin-top="0.212cm" fo:margin-bottom="0cm">
        <style:tab-stops>
          <style:tab-stop style:position="1.27cm"/>
          <style:tab-stop style:position="2.355cm"/>
          <style:tab-stop style:position="8.001cm"/>
          <style:tab-stop style:position="8.255cm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 style:list-style-name="WW8Num1">
      <style:paragraph-properties fo:margin-top="0.212cm" fo:margin-bottom="0cm">
        <style:tab-stops>
          <style:tab-stop style:position="1.27cm"/>
          <style:tab-stop style:position="2.355cm"/>
          <style:tab-stop style:position="8.001cm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 style:list-style-name="WW8Num1">
      <style:paragraph-properties fo:margin-top="0.212cm" fo:margin-bottom="0cm" fo:line-height="150%">
        <style:tab-stops>
          <style:tab-stop style:position="1.27cm"/>
          <style:tab-stop style:position="2.355cm"/>
          <style:tab-stop style:position="8.001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top="0.212cm" fo:margin-bottom="0cm">
        <style:tab-stops>
          <style:tab-stop style:position="0.635cm"/>
          <style:tab-stop style:position="1.27cm"/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top="0.212cm" fo:margin-bottom="0cm">
        <style:tab-stops>
          <style:tab-stop style:position="2.355cm"/>
          <style:tab-stop style:position="5.398cm"/>
        </style:tab-stops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margin-top="0.212cm" fo:margin-bottom="0cm">
        <style:tab-stops>
          <style:tab-stop style:position="0.635cm"/>
          <style:tab-stop style:position="1.27cm"/>
        </style:tab-stops>
      </style:paragraph-properties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18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 fo:margin-top="0cm" fo:margin-bottom="0.212cm" fo:text-align="justify" style:justify-single-word="false"/>
      <style:text-properties style:font-name="Arial" fo:font-size="11pt" fo:font-style="italic" style:font-size-asian="11pt" style:font-style-asian="italic" style:font-size-complex="11pt" style:font-style-complex="italic" style:font-weight-complex="bold"/>
    </style:style>
    <style:style style:name="P20" style:family="paragraph" style:parent-style-name="Standard">
      <style:paragraph-properties fo:margin-left="0.6cm" fo:margin-right="0cm" fo:text-indent="-0.6cm" style:auto-text-indent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left="-0.25cm" fo:margin-right="-0.254cm" fo:margin-top="0cm" fo:margin-bottom="0.212cm" fo:text-align="justify" style:justify-single-word="false" fo:text-indent="0cm" style:auto-text-indent="false" fo:background-color="#ff99cc">
        <style:tab-stops>
          <style:tab-stop style:position="0.25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margin-left="1.27cm" fo:margin-right="0cm" fo:text-indent="-0.635cm" style:auto-text-indent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left="1.27cm" fo:margin-right="0cm" fo:text-indent="-0.635cm" style:auto-text-indent="false">
        <style:tab-stops>
          <style:tab-stop style:position="6.731cm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margin-left="1.27cm" fo:margin-right="0cm" fo:text-indent="-0.635cm" style:auto-text-indent="false">
        <style:tab-stops>
          <style:tab-stop style:position="6.731cm"/>
          <style:tab-stop style:position="8.483cm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margin-left="1.27cm" fo:margin-right="-0.004cm" fo:text-indent="-0.635cm" style:auto-text-indent="false">
        <style:tab-stops>
          <style:tab-stop style:position="8.483cm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left="-0.123cm" fo:margin-right="0cm" fo:margin-top="0.212cm" fo:margin-bottom="0.106cm" fo:text-indent="0cm" style:auto-text-indent="false" style:snap-to-layout-grid="false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margin-left="-0.123cm" fo:margin-right="0cm" fo:margin-top="0cm" fo:margin-bottom="0.106cm" fo:text-indent="0cm" style:auto-text-indent="false" style:snap-to-layout-grid="false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 fo:padding-left="0cm" fo:padding-right="0cm" fo:padding-top="0cm" fo:padding-bottom="0.141cm" fo:border-left="none" fo:border-right="none" fo:border-top="none" fo:border-bottom="0.018cm solid #000000"/>
      <style:text-properties style:font-name="Arial" fo:font-size="11pt" style:font-size-asian="11pt" style:font-size-complex="11pt"/>
    </style:style>
    <style:style style:name="P29" style:family="paragraph" style:parent-style-name="Text_20_body">
      <style:paragraph-properties>
        <style:tab-stops>
          <style:tab-stop style:position="0.635cm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Text_20_body">
      <style:paragraph-properties fo:text-align="center" style:justify-single-word="false" style:snap-to-layout-grid="false">
        <style:tab-stops>
          <style:tab-stop style:position="0.953cm"/>
          <style:tab-stop style:position="1cm"/>
        </style:tab-stops>
      </style:paragraph-properties>
      <style:text-properties style:font-name="Arial" fo:font-size="11pt" fo:language="fr" fo:country="FR" style:text-underline-style="solid" style:text-underline-width="auto" style:text-underline-color="font-color" fo:font-weight="normal" style:font-size-asian="11pt" style:font-weight-asian="normal" style:font-size-complex="11pt"/>
    </style:style>
    <style:style style:name="P31" style:family="paragraph" style:parent-style-name="Text_20_body">
      <style:paragraph-properties fo:text-align="center" style:justify-single-word="false">
        <style:tab-stops>
          <style:tab-stop style:position="0.953cm"/>
          <style:tab-stop style:position="1cm"/>
        </style:tab-stops>
      </style:paragraph-properties>
      <style:text-properties style:font-name="Arial" fo:font-size="11pt" fo:language="fr" fo:country="FR" fo:font-weight="normal" style:font-size-asian="11pt" style:font-weight-asian="normal" style:font-size-complex="11pt"/>
    </style:style>
    <style:style style:name="P32" style:family="paragraph" style:parent-style-name="Text_20_body">
      <style:paragraph-properties fo:text-align="center" style:justify-single-word="false" style:snap-to-layout-grid="false">
        <style:tab-stops>
          <style:tab-stop style:position="0.953cm"/>
          <style:tab-stop style:position="1cm"/>
        </style:tab-stops>
      </style:paragraph-properties>
      <style:text-properties style:font-name="Arial" fo:font-size="11pt" fo:language="fr" fo:country="FR" fo:font-weight="normal" style:font-size-asian="11pt" style:font-weight-asian="normal" style:font-size-complex="11pt"/>
    </style:style>
    <style:style style:name="P33" style:family="paragraph" style:parent-style-name="Text_20_body">
      <style:paragraph-properties fo:margin-top="0.212cm" fo:margin-bottom="0.212cm">
        <style:tab-stops>
          <style:tab-stop style:position="0.953cm"/>
          <style:tab-stop style:position="1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34" style:family="paragraph" style:parent-style-name="Heading_20_2">
      <style:paragraph-properties fo:margin-top="0.106cm" fo:margin-bottom="0.106cm" fo:line-height="150%" style:snap-to-layout-grid="false"/>
      <style:text-properties style:font-name="Arial" fo:font-size="11pt" fo:font-style="normal" style:font-size-asian="11pt" style:font-style-asian="normal" style:font-name-complex="Times New Roman" style:font-size-complex="11pt" style:font-weight-complex="normal"/>
    </style:style>
    <style:style style:name="P35" style:family="paragraph" style:parent-style-name="Heading_20_4">
      <style:paragraph-properties fo:margin-top="0.212cm" fo:margin-bottom="0.106cm" style:snap-to-layout-grid="false">
        <style:tab-stops>
          <style:tab-stop style:position="15.558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36" style:family="paragraph" style:parent-style-name="Heading_20_4">
      <style:paragraph-properties fo:margin-top="0.212cm" fo:margin-bottom="0.106cm">
        <style:tab-stops>
          <style:tab-stop style:position="15.558cm"/>
        </style:tab-stops>
      </style:paragraph-properties>
      <style:text-properties style:font-name="Arial" fo:font-size="11pt" style:font-size-asian="11pt" style:font-size-complex="11pt"/>
    </style:style>
    <style:style style:name="P37" style:family="paragraph" style:parent-style-name="Table_20_Contents">
      <style:text-properties style:font-name="Arial" fo:font-size="11pt" style:font-size-asian="11pt" style:font-size-complex="11pt"/>
    </style:style>
    <style:style style:name="P38" style:family="paragraph" style:parent-style-name="Heading_20_1">
      <style:paragraph-properties fo:margin-left="-0.123cm" fo:margin-right="0cm" fo:margin-top="0cm" fo:margin-bottom="0.106cm" fo:text-align="start" style:justify-single-word="false" fo:text-indent="0cm" style:auto-text-indent="false" style:snap-to-layout-grid="false">
        <style:tab-stops>
          <style:tab-stop style:position="4.798cm"/>
          <style:tab-stop style:position="10.125cm"/>
        </style:tab-stops>
      </style:paragraph-properties>
      <style:text-properties style:font-name="Arial" fo:font-size="11pt" style:text-underline-style="none" style:font-size-asian="11pt" style:font-size-complex="11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fo:font-weight="bold" style:font-size-asian="11pt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T6" style:family="text">
      <style:text-properties fo:font-size="11pt" style:font-size-asian="11pt"/>
    </style:style>
    <style:style style:name="T7" style:family="text">
      <style:text-properties fo:font-size="11pt" style:font-size-asian="11pt" style:font-size-complex="11pt" style:font-weight-complex="bold"/>
    </style:style>
    <style:style style:name="T8" style:family="text">
      <style:text-properties fo:font-size="11pt" fo:language="fr" fo:country="FR" style:font-size-asian="11pt"/>
    </style:style>
    <style:style style:name="T9" style:family="text">
      <style:text-properties fo:font-size="11pt" fo:language="fr" fo:country="FR" style:text-underline-style="solid" style:text-underline-width="auto" style:text-underline-color="font-color" style:font-size-asian="11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fo:language="fr" fo:country="FR"/>
    </style:style>
    <style:style style:name="T14" style:family="text">
      <style:text-properties fo:language="fr" fo:country="FR" style:text-underline-style="solid" style:text-underline-width="auto" style:text-underline-color="font-color"/>
    </style:style>
    <style:style style:name="T15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%=OBJET=%</text:p>
      <text:p text:style-name="P19">%=BUT=%</text:p>
      <text:p text:style-name="P20"><text:span text:style-name="T10">I<text:tab/></text:span><text:span text:style-name="T12">%=INFO_BENEF=%</text:span></text:p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34" text:outline-level="2">%=BENEFICIAIRE=%</text:h>
            <text:p text:style-name="P1">%=NOM=% <text:tab/></text:p>
            <text:p text:style-name="P1">%=DATE_NAISSANCE=% <text:tab/></text:p>
            <text:p text:style-name="P1">%=NSS=% <text:tab/></text:p>
            <text:p text:style-name="P1">%=ADRESSE=% <text:tab/></text:p>
            <text:p text:style-name="P1"><text:tab/></text:p>
            <text:p text:style-name="P2">%=TELEPHONE=% <text:tab/></text:p>
            <text:p text:style-name="P5"/>
          </table:table-cell>
        </table:table-row>
      </table:table>
      <text:p text:style-name="P6">‑----------------------------------------------------------------------------------------------------------------------</text:p>
      <text:p text:style-name="P21"><text:tab/>%=DIETETICIENNE=%</text:p>
      <text:p text:style-name="P29"><text:span text:style-name="T13">II<text:tab/></text:span><text:span text:style-name="T14">%=SANTE_BENEF=%</text:span><text:span text:style-name="T13"><text:tab/></text:span></text:p>
      <text:p text:style-name="P33">%=MOTIF=%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table:number-columns-spanned="4" office:value-type="string">
            <text:p text:style-name="P30">%=BENEF_TAB=%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2">%=AGE=%</text:p>
            <text:p text:style-name="P31"></text:p>
          </table:table-cell>
          <table:table-cell table:style-name="Table2.A2" office:value-type="string">
            <text:p text:style-name="P32">%=MALADIE=%</text:p>
            <text:p text:style-name="P31"></text:p>
          </table:table-cell>
          <table:table-cell table:style-name="Table2.A2" office:value-type="string">
            <text:p text:style-name="P32">%=ACCIDENT=%</text:p>
            <text:p text:style-name="P31"></text:p>
          </table:table-cell>
          <table:table-cell table:style-name="Table2.A1" office:value-type="string">
            <text:p text:style-name="P32">%=INVALIDITE=%</text:p>
            <text:p text:style-name="P31"></text:p>
          </table:table-cell>
        </table:table-row>
      </table:table>
      <text:p text:style-name="P9"/>
      <text:p text:style-name="P10"><text:span text:style-name="T10">III<text:tab/></text:span><text:span text:style-name="T12">%=FRAIS_REGIME=%</text:span></text:p>
      <text:p text:style-name="P11"><text:tab/>A.<text:tab/>%=SANTE=% <text:s/></text:p>
      <text:list xml:id="list7127452829488645038" text:style-name="WW8Num1">
        <text:list-item>
          <text:p text:style-name="P12">%=GLUTEN=%<text:tab/></text:p>
        </text:list-item>
        <text:list-item>
          <text:p text:style-name="P13">%=LACTOSE=%<text:tab/></text:p>
        </text:list-item>
        <text:list-item>
          <text:p text:style-name="P13">%=DENUTRITION=%<text:tab/></text:p>
        </text:list-item>
        <text:list-item>
          <text:p text:style-name="P14">%=AUTRE=% ……………………………..<text:tab/></text:p>
        </text:list-item>
      </text:list>
      <text:p text:style-name="P23">B.<text:tab/>%=CERTIFICAT=%<text:tab/></text:p>
      <text:p text:style-name="P15"><text:tab/>C.<text:tab/>%=SURCOUT=%…………………</text:p>
      <text:p text:style-name="P16"/>
      <text:p text:style-name="P17">IV<text:tab/>%=DUREE=% </text:p>
      <text:p text:style-name="P4"/>
      <text:p text:style-name="P25">A.<text:tab/>%=DUREE_DETERMINEE=%……...……………...</text:p>
      <text:p text:style-name="P22"/>
      <text:p text:style-name="P24">B.<text:tab/>%=DUREE_INDETERMINEE=% <text:tab/><text:tab/>%=REEVALUATION=% …….…………….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h text:style-name="P35" text:outline-level="4">%=REMARQUE=%</text:h>
            <text:h text:style-name="P36" text:outline-level="4"/>
          </table:table-cell>
          <table:covered-table-cell/>
          <table:table-cell table:style-name="Table3.C1" office:value-type="string">
            <text:p text:style-name="P7"/>
          </table:table-cell>
        </table:table-row>
        <table:table-row table:style-name="Table3.2">
          <table:table-cell table:style-name="Table3.A2" office:value-type="string">
            <text:p text:style-name="P37"/>
          </table:table-cell>
          <table:table-cell table:style-name="Table3.B2" table:number-columns-spanned="2" office:value-type="string">
            <text:p text:style-name="P26"><text:span text:style-name="T11">%=NOM_EVALUATEUR=% </text:span>…………………..…………………………..…..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table:number-columns-spanned="2" office:value-type="string">
            <text:p text:style-name="P27"><text:span text:style-name="T10">%=TEL=% </text:span><text:span text:style-name="T15">…………………………………………………………………………………………..…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3"/>
          </table:table-cell>
          <table:table-cell table:style-name="Table3.B2" table:number-columns-spanned="2" office:value-type="string">
            <text:p text:style-name="P27"><text:span text:style-name="T11">%=DATE=%</text:span><text:span text:style-name="T11"> </text:span>………………………………………………………………………………….…..….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8"/>
          </table:table-cell>
          <table:table-cell table:style-name="Table3.B2" table:number-columns-spanned="2" office:value-type="string">
            <text:h text:style-name="P38" text:outline-level="1">%=SIGNATURE=%</text:h>
          </table:table-cell>
          <table:covered-table-cell/>
        </table:table-row>
      </table:table>
      <text:p text:style-name="P4"/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ZapfDingbats" svg:font-family="ZapfDingbats" style:font-family-generic="decorative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fo:font-size="12pt" fo:language="fr" fo:country="CH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WW8Num1z1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bullet text:level="2" text:style-name="WW8Num1z1" text:bullet-char="">
        <style:list-level-properties text:space-before="2.54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10-08-13T16:29:00</meta:creation-date>
    <dc:date>2014-06-30T10:13:53.90</dc:date>
    <meta:print-date>2009-06-15T14:00:00</meta:print-date>
    <meta:editing-cycles>10</meta:editing-cycles>
    <meta:editing-duration>PT55M21S</meta:editing-duration>
    <meta:document-statistic meta:table-count="3" meta:image-count="0" meta:object-count="0" meta:page-count="2" meta:paragraph-count="39" meta:word-count="64" meta:character-count="756"/>
    <meta:user-defined meta:name="Info 1"/>
    <meta:user-defined meta:name="Info 2"/>
    <meta:user-defined meta:name="Info 3"/>
    <meta:user-defined meta:name="Info 4"/>
    <meta:user-defined meta:name="_AdHocReviewCycleID" meta:value-type="string">-1150111253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